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3" style:family="table-row">
      <style:table-row-properties style:min-row-height="0.683cm"/>
    </style:style>
    <style:style style:name="Tabella58.5" style:family="table-row">
      <style:table-row-properties style:min-row-height="3.298cm"/>
    </style:style>
    <style:style style:name="Tabella58.6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officeooo:paragraph-rsid="001f3a14"/>
    </style:style>
    <style:style style:name="P2" style:family="paragraph" style:parent-style-name="Standard" style:list-style-name="L1">
      <style:text-properties officeooo:paragraph-rsid="001f3a14"/>
    </style:style>
    <style:style style:name="P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fo:font-style="normal" fo:font-weight="bold" officeooo:paragraph-rsid="001f3a14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paragraph-rsid="001f3a14"/>
    </style:style>
    <style:style style:name="P6" style:family="paragraph" style:parent-style-name="Table_20_Contents">
      <style:text-properties officeooo:paragraph-rsid="00214c90"/>
    </style:style>
    <style:style style:name="P7" style:family="paragraph" style:parent-style-name="Table_20_Contents">
      <style:paragraph-properties fo:margin-left="1.251cm" fo:margin-right="0cm" fo:text-indent="0cm" style:auto-text-indent="false"/>
    </style:style>
    <style:style style:name="T1" style:family="text">
      <style:text-properties officeooo:rsid="001f3a14"/>
    </style:style>
    <style:style style:name="T2" style:family="text">
      <style:text-properties officeooo:rsid="0020fe3e"/>
    </style:style>
    <style:style style:name="T3" style:family="text">
      <style:text-properties officeooo:rsid="00214c9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3">Nome dello use case</text:p>
          </table:table-cell>
          <table:table-cell table:style-name="Tabella58.B1" office:value-type="string">
            <text:p text:style-name="Table_20_Contents">Ricerca Area Didattica</text:p>
            <text:p text:style-name="Table_20_Contents"/>
          </table:table-cell>
        </table:table-row>
        <table:table-row table:style-name="Tabella58.1">
          <table:table-cell table:style-name="Tabella58.A2" office:value-type="string">
            <text:p text:style-name="P4"><text:span text:style-name="T1">Specializza</text:span></text:p>
          </table:table-cell>
          <table:table-cell table:style-name="Tabella58.B2" office:value-type="string">
            <text:p text:style-name="P5"><text:span text:style-name="T1">N/</text:span><text:span text:style-name="T2">D</text:span></text:p>
          </table:table-cell>
        </table:table-row>
        <table:table-row table:style-name="Tabella58.3">
          <table:table-cell table:style-name="Tabella58.A2" office:value-type="string">
            <text:p text:style-name="P3">Attori partecipanti</text:p>
          </table:table-cell>
          <table:table-cell table:style-name="Tabella58.B2" office:value-type="string">
            <text:p text:style-name="Table_20_Contents">Iniziato da: Addetto ai servizi bibliotecnici oppure Amministratore.</text:p>
          </table:table-cell>
        </table:table-row>
        <table:table-row table:style-name="Tabella58.3">
          <table:table-cell table:style-name="Tabella58.A2" office:value-type="string">
            <text:p text:style-name="P3">Entry condition</text:p>
          </table:table-cell>
          <table:table-cell table:style-name="Tabella58.B2" office:value-type="string">
            <text:p text:style-name="Table_20_Contents">L'utente accede al sistema e viene riconosciuto come Addetto ai servizi bibliotecnici oppure comeamministratore.</text:p>
          </table:table-cell>
        </table:table-row>
        <table:table-row table:style-name="Tabella58.5">
          <table:table-cell table:style-name="Tabella58.A2" office:value-type="string">
            <text:p text:style-name="P3">Flusso di eventi</text:p>
          </table:table-cell>
          <table:table-cell table:style-name="Tabella58.B2" office:value-type="string">
            <text:p text:style-name="Table_20_Contents">1. <text:span text:style-name="T3">L'utente a</text:span>ccede alla sezione per la gestione delle collocazioni dei libri.</text:p>
            <text:p text:style-name="Table_20_Contents"/>
            <text:p text:style-name="P6">2. <text:span text:style-name="T3">L'utente <text:s/>i</text:span>nserisce il nome dell'area didattica nell'apposito campo di ricerca </text:p>
            <text:p text:style-name="Table_20_Contents"/>
            <text:p text:style-name="P6">3. <text:span text:style-name="T3">L'utente s</text:span>ottomette al sistema il valore inserito.</text:p>
            <text:p text:style-name="P6"/>
            <text:p text:style-name="P7">4. Il sistema mostra i risultati della ricerca.</text:p>
          </table:table-cell>
        </table:table-row>
        <table:table-row table:style-name="Tabella58.6">
          <table:table-cell table:style-name="Tabella58.A2" office:value-type="string">
            <text:p text:style-name="P3">Exit condition</text:p>
          </table:table-cell>
          <table:table-cell table:style-name="Tabella58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58.6">
          <table:table-cell table:style-name="Tabella58.A2" office:value-type="string">
            <text:p text:style-name="P3">Exception condition</text:p>
          </table:table-cell>
          <table:table-cell table:style-name="Tabella58.B2" office:value-type="string">
            <text:list xml:id="list39491371" text:style-name="L1">
              <text:list-item>
                <text:p text:style-name="P2">Nel caso di un errore utente, il sistema mostra all’utente un messaggio di errore che indica l'errore verificatosi. </text:p>
              </text:list-item>
            </text:list>
          </table:table-cell>
        </table:table-row>
        <table:table-row>
          <table:table-cell table:style-name="Tabella58.A2" office:value-type="string">
            <text:p text:style-name="P3">Requisiti qualitativi</text:p>
          </table:table-cell>
          <table:table-cell table:style-name="Tabella58.B2" office:value-type="string">
            <text:p text:style-name="Table_20_Contents">L'Addetto ai servizi bibliotecnici oppure Amministratore deve poter ricercare un' area didattica in archivio in meno di 10 secondi.</text:p>
          </table:table-cell>
        </table:table-row>
      </table:table>
      <text:p text:style-name="P1">UC41: L'addetto ai servizi bibliotecnici (oppure Amministratore) effettua la ricerca di un'area didattica in archiv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6:38:58.23</meta:creation-date>
    <dc:date>2012-10-17T19:38:56.55</dc:date>
    <meta:editing-duration>PT1M39S</meta:editing-duration>
    <meta:editing-cycles>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46" meta:character-count="1020" meta:non-whitespace-character-count="892"/>
  </office:meta>
</office:document-meta>
</file>